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justify" fo:margin-top="0in" fo:margin-bottom="0.1666in" fo:line-height="150%" fo:text-indent="0.25in" fo:background-color="#FFFFFF"/>
    </style:style>
    <style:style style:name="P2" style:parent-style-name="NormalWeb" style:list-style-name="LFO1" style:family="paragraph">
      <style:paragraph-properties fo:text-align="justify" style:vertical-align="baseline" fo:margin-top="0.1666in" fo:margin-bottom="0.3333in" fo:line-height="150%" fo:background-color="#FFFFFF"/>
    </style:style>
    <style:style style:name="T3" style:parent-style-name="DefaultParagraphFont" style:family="text">
      <style:text-properties style:font-name="Arial" style:font-name-complex="Arial" fo:font-weight="bold" style:font-weight-asian="bold" style:font-weight-complex="bold" fo:color="#1F1F1F" fo:background-color="#FFFFFF"/>
    </style:style>
    <style:style style:name="P4" style:parent-style-name="NormalWeb" style:family="paragraph">
      <style:paragraph-properties fo:text-align="justify" fo:margin-top="0.1666in" fo:margin-bottom="0in" fo:line-height="150%" fo:text-indent="0.25in" fo:background-color="#FFFFFF"/>
    </style:style>
    <style:style style:name="T5" style:parent-style-name="DefaultParagraphFont" style:family="text">
      <style:text-properties style:font-name="Arial" style:font-name-complex="Arial" fo:color="#1F1F1F" fo:background-color="#FFFFFF"/>
    </style:style>
    <style:style style:name="T6" style:parent-style-name="Hyperlink" style:family="text">
      <style:text-properties style:font-name="Arial" style:font-name-complex="Arial" fo:color="#1F1F1F" fo:background-color="#FFFFFF"/>
    </style:style>
    <style:style style:name="T7" style:parent-style-name="Hyperlink" style:family="text">
      <style:text-properties style:font-name="Arial" style:font-name-complex="Arial" fo:color="#1155CC" fo:background-color="#FFFFFF"/>
    </style:style>
    <style:style style:name="T8" style:parent-style-name="DefaultParagraphFont" style:family="text">
      <style:text-properties style:font-name="Arial" style:font-name-complex="Arial" fo:color="#1F1F1F" fo:background-color="#FFFFFF"/>
    </style:style>
    <style:style style:name="P9" style:parent-style-name="NormalWeb" style:family="paragraph">
      <style:paragraph-properties fo:text-align="justify" fo:margin-top="0in" fo:margin-bottom="0in" fo:line-height="150%" fo:text-indent="0.25in" fo:background-color="#FFFFFF"/>
      <style:text-properties style:font-name="Arial" style:font-name-complex="Arial" fo:color="#1F1F1F" fo:background-color="#FFFFFF"/>
    </style:style>
    <style:style style:name="P10" style:parent-style-name="NormalWeb" style:family="paragraph">
      <style:paragraph-properties fo:text-align="justify" fo:margin-top="0in" fo:margin-bottom="0in" fo:line-height="150%" fo:text-indent="0.25in" fo:background-color="#FFFFFF"/>
    </style:style>
    <style:style style:name="T11" style:parent-style-name="DefaultParagraphFont" style:family="text">
      <style:text-properties style:font-name="Arial" style:font-name-complex="Arial" fo:color="#1F1F1F" fo:background-color="#FFFFFF"/>
    </style:style>
    <style:style style:name="P12" style:parent-style-name="NormalWeb" style:family="paragraph">
      <style:paragraph-properties fo:text-align="justify" fo:margin-top="0in" fo:margin-bottom="0in" fo:line-height="150%" fo:text-indent="0.25in" fo:background-color="#FFFFFF"/>
    </style:style>
    <style:style style:name="T13" style:parent-style-name="DefaultParagraphFont" style:family="text">
      <style:text-properties style:font-name="Arial" style:font-name-complex="Arial" fo:color="#1F1F1F" fo:background-color="#FFFFFF"/>
    </style:style>
    <style:style style:name="P14" style:parent-style-name="NormalWeb" style:family="paragraph">
      <style:paragraph-properties fo:text-align="justify" fo:margin-top="0in" fo:line-height="150%" fo:background-color="#FFFFFF"/>
      <style:text-properties style:font-name="Arial" style:font-name-complex="Arial"/>
    </style:style>
    <style:style style:name="P15" style:parent-style-name="NormalWeb" style:family="paragraph">
      <style:paragraph-properties fo:text-align="justify" fo:margin-top="0in" fo:margin-bottom="0.1666in" fo:line-height="150%" fo:text-indent="0.25in" fo:background-color="#FFFFFF"/>
      <style:text-properties style:font-name="Arial" style:font-name-complex="Arial"/>
    </style:style>
    <style:style style:name="P16" style:parent-style-name="NormalWeb" style:family="paragraph">
      <style:paragraph-properties fo:text-align="justify" fo:margin-top="0in" fo:margin-bottom="0.1666in" fo:line-height="150%" fo:text-indent="0.25in" fo:background-color="#FFFFFF"/>
      <style:text-properties style:font-name="Arial" style:font-name-complex="Arial"/>
    </style:style>
    <style:style style:name="P17" style:parent-style-name="NormalWeb" style:list-style-name="LFO2" style:family="paragraph">
      <style:paragraph-properties fo:text-align="justify" style:vertical-align="baseline" fo:margin-top="0.1666in" fo:margin-bottom="0.3333in" fo:line-height="150%" fo:background-color="#FFFFFF"/>
    </style:style>
    <style:style style:name="T18" style:parent-style-name="DefaultParagraphFont" style:family="text">
      <style:text-properties style:font-name="Arial" style:font-name-complex="Arial" fo:font-weight="bold" style:font-weight-asian="bold" style:font-weight-complex="bold" fo:color="#000000" fo:background-color="#FFFFFF"/>
    </style:style>
    <style:style style:name="P19" style:parent-style-name="NormalWeb" style:family="paragraph">
      <style:paragraph-properties fo:text-align="justify" fo:margin-top="0.1666in" fo:margin-bottom="0in" fo:line-height="150%" fo:text-indent="0.25in" fo:background-color="#FFFFFF"/>
    </style:style>
    <style:style style:name="T20" style:parent-style-name="DefaultParagraphFont" style:family="text">
      <style:text-properties style:font-name="Arial" style:font-name-complex="Arial" fo:color="#1F1F1F" fo:background-color="#FFFFFF"/>
    </style:style>
    <style:style style:name="T21" style:parent-style-name="DefaultParagraphFont" style:family="text">
      <style:text-properties style:font-name="Arial" style:font-name-complex="Arial" fo:font-weight="bold" style:font-weight-asian="bold" style:font-weight-complex="bold" fo:color="#1F1F1F" fo:background-color="#FFFFFF"/>
    </style:style>
    <style:style style:name="T22" style:parent-style-name="DefaultParagraphFont" style:family="text">
      <style:text-properties style:font-name="Arial" style:font-name-complex="Arial" fo:color="#1F1F1F" fo:background-color="#FFFFFF"/>
    </style:style>
    <style:style style:name="T23" style:parent-style-name="Hyperlink" style:family="text">
      <style:text-properties style:font-name="Arial" style:font-name-complex="Arial" fo:color="#1155CC" fo:background-color="#FFFFFF"/>
    </style:style>
    <style:style style:name="T24" style:parent-style-name="DefaultParagraphFont" style:family="text">
      <style:text-properties style:font-name="Arial" style:font-name-complex="Arial" fo:color="#1F1F1F" fo:background-color="#FFFFFF"/>
    </style:style>
    <style:style style:name="T25" style:parent-style-name="DefaultParagraphFont" style:family="text">
      <style:text-properties style:font-name="Arial" style:font-name-complex="Arial" fo:color="#000000" fo:background-color="#FFFFFF"/>
    </style:style>
    <style:style style:name="P26" style:parent-style-name="NormalWeb" style:family="paragraph">
      <style:paragraph-properties fo:text-align="justify" fo:margin-top="0in" fo:margin-bottom="0.1666in" fo:line-height="150%" fo:text-indent="0.25in" fo:background-color="#FFFFFF"/>
    </style:style>
    <style:style style:name="T27" style:parent-style-name="DefaultParagraphFont" style:family="text">
      <style:text-properties style:font-name="Arial" style:font-name-complex="Arial" fo:color="#000000" fo:background-color="#FFFFFF"/>
    </style:style>
    <style:style style:name="P28" style:parent-style-name="Normal" style:family="paragraph">
      <style:paragraph-properties fo:text-align="justify" fo:line-height="150%"/>
      <style:text-properties style:font-name="Arial" style:font-name-complex="Arial" fo:font-size="12pt" style:font-size-asian="12pt" style:font-size-complex="12pt"/>
    </style:style>
  </office:automatic-styles>
  <office:body>
    <office:text text:use-soft-page-breaks="true">
      <text:p text:style-name="P1"> </text:p>
      <text:list text:style-name="LFO1" text:continue-numbering="true">
        <text:list-item>
          <text:p text:style-name="P2"><text:span text:style-name="T3">“IMPLEMENTACIÓN DE UN MODELO PROBABILÍSTICO PARA EL PROBLEMA DEL TRANSPORTE DE CARGA”</text:span></text:p>
        </text:list-item>
      </text:list>
      <text:p text:style-name="P4"><text:span text:style-name="T5">La referencia de este trabajo realizado por NATALIA LOZANO CERÓN  se puede encontrar en:</text:span><text:a xlink:href="https://www.bbva.com/es/machine-learning-que-es-y-como-funciona/" office:target-frame-name="_top" xlink:show="replace"><text:span text:style-name="T6"><text:s/></text:span></text:a><text:a xlink:href="https://repository.unilibre.edu.co/bitstream/handle/10901/17254/IMPLEMENTACION%20DE%20UN%20MODELO%20PROBALISTICO.pdf?sequence=2" office:target-frame-name="_top" xlink:show="replace"><text:span text:style-name="T7">https://repository.unilibre.edu.co/bitstream/handle/10901/17254/IMPLEMENTACION%20DE%20UN%20MODELO%20PROBALISTICO.pdf?sequence=2</text:span></text:a><text:span text:style-name="T8">. En dicha investigación habla sobre el funcionamiento de los algoritmos probabilísticos, centrándose de forma un poco más fuerte en los algoritmos de monte carlo. </text:span></text:p>
      <text:p text:style-name="P9">Este el documento de investigación se centra en el estudio y la comparación entre el método de Monte Carlo y un modelo de transporte basado en la teoría de la incertidumbre propuesto por Yuhong Sheng y Kai Yao titulado “A transportation Model With Uncertain Costs and Demands”; se propone el estudio de variables dinámicas en el problema de transporte de carga por medio de un algoritmo de optimización con capacidad de analizar dichas variables a través de un tratamiento probabilístico, en donde cada variable se define a través de un valor medio y una probabilidad dada de ocurrencia.<text:s/></text:p>
      <text:p text:style-name="P10"><text:span text:style-name="T11">A partir de los modelos anteriormente mencionados se implementan rutinas por medio del software Scilab, en donde se utiliza la función Karmarkar, la cual, a su vez invoca el método de Punto Interior para la solución del problema de programación lineal, permitiendo así, la elaboración de una ruta óptima para el transporte de mercancías considerando variables con incertidumbre.</text:span></text:p>
      <text:p text:style-name="P12"><text:span text:style-name="T13">A lo largo de esta investigación y después de varias pruebas con los dos modelos propuestos, fueron encontrados resultados en donde se evidenció el método más simple y que arrojará resultados óptimos para el problema propuesto.</text:span></text:p>
      <text:p text:style-name="P14"> </text:p>
      <text:p text:style-name="P15"> </text:p>
      <text:p text:style-name="P16"/>
      <text:soft-page-break/>
      <text:list text:style-name="LFO2" text:continue-numbering="true">
        <text:list-item>
          <text:p text:style-name="P17"><text:span text:style-name="T18">“Implementación de un Algoritmo Monte Carlo en paralelo para el modelado de la propagación de la luz en piel humana adulta”</text:span></text:p>
        </text:list-item>
      </text:list>
      <text:p text:style-name="P19"><text:span text:style-name="T20">Este trabajo de investigación fue realizado por A. Muñoz  y G. López estudiantes de la</text:span><text:span text:style-name="T21"><text:s/></text:span><text:span text:style-name="T22">Universidad de Carabobo, Venezuela, este trabajo de investigación se encuentra disponible en:<text:s/></text:span><text:a xlink:href="https://www.redalyc.org/jatsRepo/707/70757669005/index.html" office:target-frame-name="_top" xlink:show="replace"><text:span text:style-name="T23">https://www.redalyc.org/jatsRepo/707/70757669005/index.html</text:span></text:a><text:span text:style-name="T24"><text:s/>. En dicha investigación<text:s/></text:span><text:span text:style-name="T25">se presenta un modelo simplificado de la piel humana adulta como un medio turbio de tres capas para estudiar el comportamiento de la Absorbancia en este tejido debido a la variación de bilirrubina, hemoglobina y melanina mediante una simulación basada en el método de Monte Carlo e implementando un algoritmo en paralelo en el lenguaje de programación python para la ejecución del mismo con las librerías subprocess y multiprocessing. </text:span></text:p>
      <text:p text:style-name="P26"><text:span text:style-name="T27">Se probo el algoritmo en paralelo tomando 100 archivos iniciales y ejecutándolos de manera secuencial y en paralelo. La implementación consiguió una mejora en el rendimiento de 3,71 y eficiencia de 0,93 para cuatro procesadores. Se confirmó que la melanina es uno de los Cromóforos más influyentes en la absorción de la piel, perdiéndose información óptica de la región inferior a la epidermis para una fracción de volumen de melanosomas mayor a 0,033. Se observó que para concentraciones de bilirrubina mayor a 0,02 g/l hay cambios en la concavidad de la reflexión difusa entre 450 y 500 nm. Se determino que la densidad de vasos sanguíneos y la concentración de hemoglobina tienen efectos similares en la Absorbancia y ambas afectan predominantemente en el espectro entre 400 y 600 nm.</text:span></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ADO CERDAS JOSE ALEXANDER</meta:initial-creator>
    <dc:creator>ALVARADO CERDAS JOSE ALEXANDER</dc:creator>
    <meta:creation-date>2021-01-18T04:56:00Z</meta:creation-date>
    <dc:date>2021-01-18T05:05:00Z</dc:date>
    <meta:template xlink:href="Normal" xlink:type="simple"/>
    <meta:editing-cycles>1</meta:editing-cycles>
    <meta:editing-duration>PT540S</meta:editing-duration>
    <meta:document-statistic meta:page-count="2" meta:paragraph-count="7" meta:word-count="551" meta:character-count="3579" meta:row-count="25" meta:non-whitespace-character-count="3035"/>
  </office:meta>
</office:document-meta>
</file>